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556" officeooo:paragraph-rsid="001a2556"/>
    </style:style>
    <style:style style:name="P2" style:family="paragraph" style:parent-style-name="Standard">
      <style:text-properties officeooo:rsid="001a77e5" officeooo:paragraph-rsid="001a77e5"/>
    </style:style>
    <style:style style:name="P3" style:family="paragraph" style:parent-style-name="Standard">
      <style:text-properties fo:font-size="14pt" fo:font-weight="bold" officeooo:rsid="001a2556" officeooo:paragraph-rsid="001a2556" style:font-size-asian="14pt" style:font-weight-asian="bold" style:font-size-complex="14pt" style:font-weight-complex="bold"/>
    </style:style>
    <style:style style:name="T1" style:family="text">
      <style:text-properties officeooo:rsid="001a7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Kelly’s presentation</text:p>
      <text:p text:style-name="P1"/>
      <text:p text:style-name="P3">Presentation content</text:p>
      <text:p text:style-name="P1">What was great?</text:p>
      <text:p text:style-name="P1">The information was <text:span text:style-name="T1">very interesting</text:span></text:p>
      <text:p text:style-name="P1"/>
      <text:p text:style-name="P1">What could use some work?</text:p>
      <text:p text:style-name="P2">A few vocabulary definitions might be handy up front</text:p>
      <text:p text:style-name="P1"/>
      <text:p text:style-name="P1"/>
      <text:p text:style-name="P3">Delivery</text:p>
      <text:p text:style-name="P1">What was great?</text:p>
      <text:p text:style-name="P2">Excellent use of dry humor...I don’t think everyone caught it, though </text:p>
      <text:p text:style-name="P2">avoided Death by PowerPoint! Yes! Thank you!</text:p>
      <text:p text:style-name="P1"/>
      <text:p text:style-name="P1">What could use some work?</text:p>
      <text:p text:style-name="P2">Maybe speak a bit louder</text:p>
      <text:p text:style-name="P1"/>
      <text:p text:style-name="P1"/>
      <text:p text:style-name="P3">Materials</text:p>
      <text:p text:style-name="P1">What was great?</text:p>
      <text:p text:style-name="P1">- I love the gifs!</text:p>
      <text:p text:style-name="P1">-<text:span text:style-name="T1">Nice powerpoint</text:span></text:p>
      <text:p text:style-name="P1"/>
      <text:p text:style-name="P1">What could use some work?</text:p>
      <text:p text:style-name="P1">- Could use more party parr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09:00.867641376</meta:creation-date>
    <dc:date>2019-02-25T20:14:29.276827690</dc:date>
    <meta:editing-duration>PT1H24M17S</meta:editing-duration>
    <meta:editing-cycles>1</meta:editing-cycles>
    <meta:document-statistic meta:table-count="0" meta:image-count="0" meta:object-count="0" meta:page-count="1" meta:paragraph-count="18" meta:word-count="82" meta:character-count="475" meta:non-whitespace-character-count="410"/>
    <meta:generator>LibreOffice/6.0.7.3$Linux_X86_64 LibreOffice_project/00m0$Build-3</meta:generator>
  </office:meta>
</office:document-meta>
</file>